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641d1"/>
    </style:style>
    <style:style style:name="P2" style:family="paragraph" style:parent-style-name="Standard">
      <style:paragraph-properties fo:text-align="start" style:justify-single-word="false"/>
      <style:text-properties officeooo:paragraph-rsid="0019d756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officeooo:rsid="001641d1" officeooo:paragraph-rsid="001641d1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officeooo:rsid="001641d1" officeooo:paragraph-rsid="001641d1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officeooo:paragraph-rsid="00170e65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officeooo:paragraph-rsid="0019d756" style:font-size-asian="12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Arial" fo:font-size="12pt" officeooo:rsid="001641d1" officeooo:paragraph-rsid="001641d1" style:font-size-asian="12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Arial" fo:font-size="12pt" officeooo:rsid="001641d1" officeooo:paragraph-rsid="00169441" style:font-size-asian="12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Arial" fo:font-size="12pt" officeooo:rsid="001641d1" officeooo:paragraph-rsid="00170e65" style:font-size-asian="12pt" style:font-size-complex="12pt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Arial" fo:font-size="12pt" officeooo:rsid="0018bc51" officeooo:paragraph-rsid="0018bc51" style:font-size-asian="12pt" style:font-size-complex="12pt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Arial" fo:font-size="12pt" officeooo:rsid="00170e65" officeooo:paragraph-rsid="00170e65" style:font-size-asian="12pt" style:font-size-complex="12pt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Arial" fo:font-size="12pt" officeooo:paragraph-rsid="00170e65" style:font-size-asian="12pt" style:font-size-complex="12pt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Arial" fo:font-size="12pt" officeooo:paragraph-rsid="0018bc51" style:font-size-asian="12pt" style:font-size-complex="12pt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Arial" fo:font-size="12pt" officeooo:paragraph-rsid="0019d756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officeooo:paragraph-rsid="001aaf7d" style:font-size-asian="12pt" style:font-size-complex="12pt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Arial" fo:font-size="12pt" fo:font-style="italic" officeooo:rsid="001641d1" officeooo:paragraph-rsid="00169441" style:font-size-asian="12pt" style:font-style-asian="italic" style:font-size-complex="12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use-window-font-color="true" style:font-name="Arial" fo:font-size="12pt" fo:font-weight="normal" officeooo:rsid="0019d756" officeooo:paragraph-rsid="0019d756" fo:background-color="transparent" style:font-size-asian="12pt" style:font-size-complex="12pt"/>
    </style:style>
    <style:style style:name="T1" style:family="text">
      <style:text-properties officeooo:rsid="00169441"/>
    </style:style>
    <style:style style:name="T2" style:family="text">
      <style:text-properties fo:font-weight="bold" officeooo:rsid="00169441" style:font-weight-asian="bold" style:font-weight-complex="bold"/>
    </style:style>
    <style:style style:name="T3" style:family="text">
      <style:text-properties fo:font-weight="bold" officeooo:rsid="00170e65" style:font-weight-asian="bold" style:font-weight-complex="bold"/>
    </style:style>
    <style:style style:name="T4" style:family="text">
      <style:text-properties fo:font-weight="bold" officeooo:rsid="0018bc51" style:font-weight-asian="bold" style:font-weight-complex="bold"/>
    </style:style>
    <style:style style:name="T5" style:family="text">
      <style:text-properties officeooo:rsid="00170e65"/>
    </style:style>
    <style:style style:name="T6" style:family="text">
      <style:text-properties officeooo:rsid="0018bc51"/>
    </style:style>
    <style:style style:name="T7" style:family="text">
      <style:text-properties style:use-window-font-color="true" fo:font-weight="normal" fo:background-color="transparent" loext:char-shading-value="0"/>
    </style:style>
    <style:style style:name="T8" style:family="text">
      <style:text-properties style:use-window-font-color="true" fo:font-weight="normal" officeooo:rsid="0019d756" fo:background-color="transparent" loext:char-shading-value="0"/>
    </style:style>
    <style:style style:name="T9" style:family="text">
      <style:text-properties style:use-window-font-color="true" fo:font-weight="normal" officeooo:rsid="00170e65" fo:background-color="transparent" loext:char-shading-value="0"/>
    </style:style>
    <style:style style:name="T10" style:family="text">
      <style:text-properties style:use-window-font-color="true" fo:font-weight="normal" officeooo:rsid="001aaf7d" fo:background-color="transparent" loext:char-shading-value="0" style:font-weight-asian="normal" style:font-weight-complex="normal"/>
    </style:style>
    <style:style style:name="T11" style:family="text">
      <style:text-properties style:use-window-font-color="true" style:font-name="Arial" fo:font-size="12pt" fo:font-weight="normal" officeooo:rsid="0019d756" fo:background-color="transparent" loext:char-shading-value="0" style:font-size-asian="12pt" style:font-size-complex="12pt"/>
    </style:style>
    <style:style style:name="T12" style:family="text">
      <style:text-properties style:use-window-font-color="true" style:font-name="Arial" fo:font-size="12pt" fo:font-weight="normal" officeooo:rsid="001a7439" fo:background-color="transparent" loext:char-shading-value="0" style:font-size-asian="12pt" style:font-size-complex="12pt"/>
    </style:style>
    <style:style style:name="T13" style:family="text">
      <style:text-properties style:use-window-font-color="true" style:font-name="Arial" fo:font-size="12pt" fo:font-weight="bold" officeooo:rsid="00170e65" fo:background-color="transparent" loext:char-shading-value="0" style:font-size-asian="12pt" style:font-weight-asian="bold" style:font-size-complex="12pt" style:font-weight-complex="bold"/>
    </style:style>
    <style:style style:name="T14" style:family="text">
      <style:text-properties style:use-window-font-color="true" style:font-name="Arial" fo:font-size="12pt" fo:font-weight="bold" officeooo:rsid="0019d756" fo:background-color="transparent" loext:char-shading-value="0" style:font-size-asian="12pt" style:font-weight-asian="bold" style:font-size-complex="12pt" style:font-weight-complex="bold"/>
    </style:style>
    <style:style style:name="T15" style:family="text">
      <style:text-properties style:use-window-font-color="true" style:font-name="Arial" fo:font-size="12pt" fo:font-weight="bold" officeooo:rsid="001a5d82" fo:background-color="transparent" loext:char-shading-value="0" style:font-size-asian="12pt" style:font-weight-asian="bold" style:font-size-complex="12pt" style:font-weight-complex="bold"/>
    </style:style>
    <style:style style:name="T16" style:family="text">
      <style:text-properties style:use-window-font-color="true" fo:font-weight="bold" officeooo:rsid="00170e65" fo:background-color="transparent" loext:char-shading-value="0" style:font-weight-asian="bold" style:font-weight-complex="bold"/>
    </style:style>
    <style:style style:name="T17" style:family="text">
      <style:text-properties style:use-window-font-color="true" fo:font-weight="bold" officeooo:rsid="0019d756" fo:background-color="transparent" loext:char-shading-value="0" style:font-weight-asian="bold" style:font-weight-complex="bold"/>
    </style:style>
    <style:style style:name="T18" style:family="text">
      <style:text-properties style:use-window-font-color="true" fo:font-weight="bold" officeooo:rsid="001aaf7d" fo:background-color="transparent" loext:char-shading-value="0" style:font-weight-asian="bold" style:font-weight-complex="bold"/>
    </style:style>
    <style:style style:name="T19" style:family="text">
      <style:text-properties style:use-window-font-color="true" fo:font-style="italic" fo:font-weight="normal" officeooo:rsid="001641d1" fo:background-color="transparent" loext:char-shading-value="0" style:font-style-asian="italic" style:font-weight-asian="normal" style:font-style-complex="italic" style:font-weight-complex="normal"/>
    </style:style>
    <style:style style:name="T20" style:family="text">
      <style:text-properties style:font-name="Arial" fo:font-size="12pt" officeooo:rsid="0019d756" style:font-size-asian="12pt" style:font-size-complex="12pt"/>
    </style:style>
    <style:style style:name="T21" style:family="text">
      <style:text-properties style:font-name="Arial" fo:font-size="12pt" officeooo:rsid="001641d1" style:font-size-asian="12pt" style:font-size-complex="12pt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1">M</text:span><text:span text:style-name="T20">anuel</text:span><text:span text:style-name="T21"> de l’api rest</text:span></text:p>
      <text:p text:style-name="P3"/>
      <text:list xml:id="list369295441" text:style-name="L1">
        <text:list-item>
          <text:p text:style-name="P7">adresse http://&lt;ip_raspberry&gt;/api_rest/site/Electrovanne.php</text:p>
        </text:list-item>
      </text:list>
      <text:p text:style-name="P4"/>
      <text:list xml:id="list165013064895633" text:continue-numbering="true" text:style-name="L1">
        <text:list-item>
          <text:p text:style-name="P8">requête sans paramètre: renvoie <text:span text:style-name="T1">les attribue(Colonne) : </text:span><text:span text:style-name="T2">Id, Date, Conso, Debit</text:span><text:span text:style-name="T1">, de </text:span>la totalité de<text:span text:style-name="T1">s</text:span> <text:span text:style-name="T1">entrés</text:span> <text:span text:style-name="T1">de la table Eau de la </text:span>base de donné<text:span text:style-name="T1">e</text:span>.</text:p>
          <text:p text:style-name="P8"><text:s/>En format json de type :</text:p>
          <text:p text:style-name="P16">[{"Id":"1","Date":"2020-03-11 15:09:35","Conso":"170","Debit":"0"},{"Id":"2","Date":"2020-03-11 15:09:45","Conso":"170","Debit":"0"}]</text:p>
          <text:p text:style-name="P16"/>
        </text:list-item>
        <text:list-item>
          <text:p text:style-name="P9">requête <text:span text:style-name="T6">méthode </text:span><text:span text:style-name="T4">GET</text:span><text:span text:style-name="T6"> :</text:span></text:p>
          <text:list>
            <text:list-header>
              <text:p text:style-name="P10">Paramètre :</text:p>
              <text:p text:style-name="P11">Id</text:p>
              <text:p text:style-name="P11">Conso</text:p>
              <text:p text:style-name="P11">Electrovanne</text:p>
              <text:p text:style-name="P11">Debit</text:p>
            </text:list-header>
          </text:list>
          <text:p text:style-name="P11"/>
          <text:p text:style-name="P12"><text:span text:style-name="T5">Renvoie les entrés (ligne) donnés lorsque la valeur du paramètre correspond dans la base de donnée. </text:span><text:span text:style-name="T3">Ce n’est pas cumulable</text:span><text:span text:style-name="T5">.</text:span></text:p>
        </text:list-item>
      </text:list>
      <text:p text:style-name="P5"><text:tab/></text:p>
      <text:p text:style-name="P5"><text:tab/><text:span text:style-name="T6">Si on envoie Conso=170&amp;Id=1 seul le paramètre Id sera pris en compte</text:span></text:p>
      <text:p text:style-name="P5"/>
      <text:list xml:id="list165012432060233" text:continue-numbering="true" text:style-name="L1">
        <text:list-item>
          <text:p text:style-name="P13"><text:span text:style-name="T6">Requête méthode </text:span><text:span text:style-name="T4">POST</text:span><text:span text:style-name="T6"> :</text:span></text:p>
          <text:p text:style-name="P14"><text:tab/><text:span text:style-name="T6">Paramètre :</text:span></text:p>
          <text:p text:style-name="P14"/>
        </text:list-item>
      </text:list>
      <text:p text:style-name="P6"><text:tab/><text:span text:style-name="T7">Etat_electrovanne : </text:span><text:span text:style-name="T8">doit être un « 0 » ou un « 1 »</text:span></text:p>
      <text:p text:style-name="P17">Le « 0 » commande l’ouverture de l’électrovanne (arrêt de la circulation d’eau)</text:p>
      <text:p text:style-name="P17">Le « 1 » commande la fermeture de l’électrovanne (démarrage de la circulation d’eau)</text:p>
      <text:p text:style-name="P2"><text:span text:style-name="T11">Envoi d’</text:span><text:span text:style-name="T12">une</text:span><text:span text:style-name="T11"> requête Mq</text:span><text:span text:style-name="T12">tt</text:span><text:span text:style-name="T11"> vers le broker sans accuse de réception. </text:span><text:span text:style-name="T13">Ce </text:span><text:span text:style-name="T15">paramètre</text:span><text:span text:style-name="T13"> est cumulable </text:span><text:span text:style-name="T14">avec les méthodes GET et le Paramètre Date.</text:span></text:p>
      <text:p text:style-name="P17"><text:tab/></text:p>
      <text:p text:style-name="P17"><text:tab/></text:p>
      <text:p text:style-name="P17"><text:tab/>Date :</text:p>
      <text:p text:style-name="P15"><text:span text:style-name="T9">Renvoie les entrés (ligne) donnés lorsque la valeur du paramètre correspond dans la base de donnée. </text:span><text:span text:style-name="T16">Ce n’est pas cumulable </text:span><text:span text:style-name="T17">avec les méthodes GET. </text:span><text:span text:style-name="T10">Le format de la date est ‘</text:span><text:span text:style-name="T19">2020-03-11 15:09:35’</text:span></text:p>
      <text:p text:style-name="P17"/>
      <text:p text:style-name="P17"><text:tab/><text:tab/></text:p>
      <text:p text:style-name="P6"/>
      <text:list xml:id="list165014084588529" text:continue-numbering="true" text:style-name="L1">
        <text:list-header>
          <text:p text:style-name="P11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8T15:25:35.411000000</meta:creation-date>
    <dc:date>2020-04-18T16:50:11.829000000</dc:date>
    <meta:editing-duration>PT12M16S</meta:editing-duration>
    <meta:editing-cycles>5</meta:editing-cycles>
    <meta:generator>LibreOffice/6.3.3.2$Windows_X86_64 LibreOffice_project/a64200df03143b798afd1ec74a12ab50359878ed</meta:generator>
    <meta:document-statistic meta:table-count="0" meta:image-count="0" meta:object-count="0" meta:page-count="1" meta:paragraph-count="25" meta:word-count="189" meta:character-count="1225" meta:non-whitespace-character-count="1051"/>
  </office:meta>
</office:document-meta>
</file>